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6pt" officeooo:rsid="000376de" officeooo:paragraph-rsid="000376de" style:font-size-asian="14pt" style:font-size-complex="16pt"/>
    </style:style>
    <style:style style:name="P2" style:family="paragraph" style:parent-style-name="Preformatted_20_Text">
      <style:text-properties style:font-name="Liberation Sans" fo:font-size="16pt" officeooo:rsid="000376de" officeooo:paragraph-rsid="000376de" style:font-name-asian="Liberation Sans" style:font-size-asian="14pt" style:font-size-complex="16pt"/>
    </style:style>
    <style:style style:name="P3" style:family="paragraph" style:parent-style-name="Preformatted_20_Text">
      <style:text-properties style:font-name="Liberation Sans" fo:font-size="16pt" officeooo:rsid="0004c352" officeooo:paragraph-rsid="0004c352" style:font-name-asian="Liberation Sans" style:font-size-asian="14pt" style:font-size-complex="16pt"/>
    </style:style>
    <style:style style:name="P4" style:family="paragraph" style:parent-style-name="Preformatted_20_Text">
      <style:text-properties style:font-name="Liberation Sans" fo:font-size="16pt" officeooo:rsid="00052c46" officeooo:paragraph-rsid="00052c46" style:font-name-asian="Liberation Sans" style:font-size-asian="14pt" style:font-size-complex="16pt"/>
    </style:style>
    <style:style style:name="P5" style:family="paragraph" style:parent-style-name="Preformatted_20_Text">
      <style:text-properties style:font-name="Liberation Sans" fo:font-size="16pt" officeooo:rsid="000e269c" officeooo:paragraph-rsid="000e269c" style:font-name-asian="Liberation Sans" style:font-size-asian="14pt" style:font-size-complex="16pt"/>
    </style:style>
    <style:style style:name="P6" style:family="paragraph" style:parent-style-name="Preformatted_20_Text">
      <style:text-properties style:font-name="Liberation Sans" fo:font-size="16pt" officeooo:rsid="0015c89a" officeooo:paragraph-rsid="0015c89a" style:font-name-asian="Liberation Sans" style:font-size-asian="14pt" style:font-size-complex="16pt"/>
    </style:style>
    <style:style style:name="P7" style:family="paragraph" style:parent-style-name="Preformatted_20_Text">
      <style:text-properties style:font-name="Liberation Sans" fo:font-size="16pt" officeooo:rsid="001a1f74" officeooo:paragraph-rsid="001a1f74" style:font-name-asian="Liberation Sans" style:font-size-asian="14pt" style:font-size-complex="16pt"/>
    </style:style>
    <style:style style:name="P8" style:family="paragraph" style:parent-style-name="Preformatted_20_Text">
      <style:text-properties style:font-name="Liberation Sans" fo:font-size="16pt" officeooo:rsid="001b319d" officeooo:paragraph-rsid="001b319d" style:font-name-asian="Liberation Sans" style:font-size-asian="14pt" style:font-size-complex="16pt"/>
    </style:style>
    <style:style style:name="P9" style:family="paragraph" style:parent-style-name="Preformatted_20_Text">
      <style:text-properties officeooo:paragraph-rsid="00072191"/>
    </style:style>
    <style:style style:name="P10" style:family="paragraph" style:parent-style-name="Preformatted_20_Text">
      <style:text-properties officeooo:paragraph-rsid="0004c352"/>
    </style:style>
    <style:style style:name="P11" style:family="paragraph" style:parent-style-name="Preformatted_20_Text">
      <style:text-properties officeooo:rsid="0017b134" officeooo:paragraph-rsid="0017b134"/>
    </style:style>
    <style:style style:name="P12" style:family="paragraph" style:parent-style-name="Preformatted_20_Text">
      <style:text-properties officeooo:rsid="0018b707" officeooo:paragraph-rsid="0018b707"/>
    </style:style>
    <style:style style:name="T1" style:family="text">
      <style:text-properties officeooo:rsid="0004c352"/>
    </style:style>
    <style:style style:name="T2" style:family="text">
      <style:text-properties officeooo:rsid="00072191"/>
    </style:style>
    <style:style style:name="T3" style:family="text">
      <style:text-properties style:font-name="Liberation Sans" fo:font-size="16pt" style:font-name-asian="Liberation Sans" style:font-size-asian="14pt" style:font-size-complex="16pt"/>
    </style:style>
    <style:style style:name="T4" style:family="text">
      <style:text-properties style:font-name="Liberation Sans" fo:font-size="16pt" officeooo:rsid="0004c352" style:font-name-asian="Liberation Sans" style:font-size-asian="14pt" style:font-size-complex="16pt"/>
    </style:style>
    <style:style style:name="T5" style:family="text">
      <style:text-properties style:font-name="Liberation Sans" fo:font-size="16pt" officeooo:rsid="00072191" style:font-name-asian="Liberation Sans" style:font-size-asian="14pt" style:font-size-complex="16pt"/>
    </style:style>
    <style:style style:name="T6" style:family="text">
      <style:text-properties style:font-name="Liberation Sans" fo:font-size="16pt" officeooo:rsid="00072191" style:font-name-asian="Liberation Sans" style:font-size-asian="14pt" style:font-name-complex="Liberation Mono" style:font-size-complex="16pt"/>
    </style:style>
    <style:style style:name="T7" style:family="text">
      <style:text-properties style:font-name="Liberation Sans" fo:font-size="16pt" fo:font-style="italic" style:font-name-asian="Liberation Sans" style:font-size-asian="14pt" style:font-style-asian="italic" style:font-size-complex="16pt" style:font-style-complex="italic"/>
    </style:style>
    <style:style style:name="T8" style:family="text">
      <style:text-properties officeooo:rsid="00072fcd"/>
    </style:style>
    <style:style style:name="T9" style:family="text">
      <style:text-properties officeooo:rsid="00080efb"/>
    </style:style>
    <style:style style:name="T10" style:family="text">
      <style:text-properties officeooo:rsid="00090a15"/>
    </style:style>
    <style:style style:name="T11" style:family="text">
      <style:text-properties officeooo:rsid="000ac123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A <text:span text:style-name="T1"><text:tab/></text:span>田中さんは、学生ですか？</text:p>
      <text:p text:style-name="P2"><text:tab/>Tanaka san ha, gakusei desu ka ?</text:p>
      <text:p text:style-name="P5"><text:tab/><text:span text:style-name="T12">Monsieur Tanaka est-il étudiant?</text:span></text:p>
      <text:p text:style-name="P2"/>
      <text:p text:style-name="P2"><text:span text:style-name="T1"><text:s text:c="3"/></text:span>B <text:span text:style-name="T1"><text:tab/></text:span>いいえ、学生（ではありません）。</text:p>
      <text:p text:style-name="P2"><text:span text:style-name="T1"><text:s text:c="7"/><text:tab/>i</text:span>ie, gakusei de<text:span text:style-name="T11"> </text:span><text:span text:style-name="T9">w</text:span>a<text:span text:style-name="T10"> </text:span>arimasen.</text:p>
      <text:p text:style-name="P5"><text:tab/><text:span text:style-name="T12">Non, il n'est pas étudiant.</text:span></text:p>
      <text:p text:style-name="P2"/>
      <text:p text:style-name="P9"><text:span text:style-name="T4">2.A.<text:tab/>あの方(</text:span><text:span text:style-name="T6">は</text:span><text:span text:style-name="T4">)、どなたですか?<text:tab/></text:span></text:p>
      <text:p text:style-name="P6"><text:tab/>Ano kata ha, donata desu ka ?</text:p>
      <text:p text:style-name="P6"><text:tab/>Qui est cette personne ?</text:p>
      <text:p text:style-name="P3"><text:s text:c="3"/></text:p>
      <text:p text:style-name="P10"><text:span text:style-name="T4"><text:s text:c="3"/>B.<text:tab/>パワー電気(</text:span><text:span text:style-name="T6">の</text:span><text:span text:style-name="T4">)シュミットさんです。</text:span></text:p>
      <text:p text:style-name="P11"><text:span text:style-name="T4"><text:tab/></text:span><text:span text:style-name="T3">pawaa denki no shomitto san desu.</text:span></text:p>
      <text:p text:style-name="P12"><text:span text:style-name="T3"><text:tab/>C'est Monsieur Schmidt de </text:span><text:span text:style-name="T7">Power Electric</text:span><text:span text:style-name="T3">.</text:span></text:p>
      <text:p text:style-name="P3"/>
      <text:p text:style-name="P3"/>
      <text:p text:style-name="P10"><text:span text:style-name="T4"><text:s text:c="3"/>A.<text:tab/>あの方(</text:span><text:span text:style-name="T5">は</text:span><text:span text:style-name="T4">)、パワー電気(</text:span><text:span text:style-name="T6">の</text:span><text:span text:style-name="T4">)社員ですか？</text:span></text:p>
      <text:p text:style-name="P7"><text:tab/>Ano kata ha, pawaa denki no shain desu ka ?</text:p>
      <text:p text:style-name="P7"><text:tab/>Est-ce que cette personne est un(e) employé(e) de <text:span text:style-name="T12">Power <text:tab/>Electric ?</text:span></text:p>
      <text:p text:style-name="P3"/>
      <text:p text:style-name="P3"><text:s text:c="3"/>B.<text:tab/>いいえ。あの方(は<text:span text:style-name="T2">)、ブラジルエアー(の)サントスさんです。</text:span></text:p>
      <text:p text:style-name="P8"><text:tab/>iie, ano kata ha, burajirueaa <text:span text:style-name="T14">no</text:span> santosu san desu.</text:p>
      <text:p text:style-name="P8"><text:tab/>Non, cette personne est Mr. Santos de <text:span text:style-name="T12">Brazil Air</text:span>.</text:p>
      <text:p text:style-name="P3"/>
      <text:p text:style-name="P4">3.A.<text:tab/>テレーザちゃんは、(<text:span text:style-name="T8"> )ですか?</text:span></text:p>
      <text:p text:style-name="P4"/>
      <text:p text:style-name="P4"/>
      <text:p text:style-name="P4"><text:s text:c="3"/>B.<text:tab/>9 歳です。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15T14:12:24.750472653</dc:date>
    <meta:editing-duration>PT17M59S</meta:editing-duration>
    <meta:editing-cycles>21</meta:editing-cycles>
    <meta:generator>LibreOffice/6.4.5.2$Linux_X86_64 LibreOffice_project/40$Build-2</meta:generator>
    <meta:document-statistic meta:table-count="0" meta:image-count="0" meta:object-count="0" meta:page-count="1" meta:paragraph-count="21" meta:word-count="223" meta:character-count="656" meta:non-whitespace-character-count="533"/>
  </office:meta>
</office:document-meta>
</file>